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27cm" style:rel-column-width="7045*"/>
    </style:style>
    <style:style style:name="Table3.D" style:family="table-column">
      <style:table-column-properties style:column-width="2.461cm" style:rel-column-width="948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31cm" style:rel-column-width="937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5cm" style:rel-column-width="9350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27cm" style:rel-column-width="7045*"/>
    </style:style>
    <style:style style:name="Table4.D" style:family="table-column">
      <style:table-column-properties style:column-width="2.461cm" style:rel-column-width="9486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31cm" style:rel-column-width="937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groupbox"/>Groupbox<text:bookmark-end text:name="groupbox"/></text:h>
      <text:p text:style-name="P15"><text:span text:style-name="Source_20_Text">Groupbox</text:span> has two mold: Default and 3d. <text:span text:style-name="Source_20_Text">Groupbox</text:span> combines <text:a xlink:type="simple" xlink:href="#caption"><text:span text:style-name="Source_20_Text">Caption</text:span></text:a> as its title.</text:p>
      <text:p text:style-name="Text_20_body"><text:s/><text:span text:style-name="T3">Note</text:span>:</text:p>
      <text:list text:style-name="L1">
        <text:list-item>
          <text:p text:style-name="P17"><text:a xlink:type="simple" xlink:href="http://zk1.svn.sourceforge.net/viewvc/zk1/branches/3.5/zul/src/archive/web/zul/css/cmps/groupbox.css.dsp?view=markup">The CSS source of Group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811cm" svg:height="1.958cm" draw:z-index="0"><draw:image xlink:href="../images/group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658cm" svg:height="4.736cm" draw:z-index="1"><draw:image xlink:href="../images/groupbox2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fieldse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fieldset-cnt</text:span></text:span></text:p>
          </table:table-cell>
          <table:table-cell table:style-name="Table17.B2" office:value-type="string">
            <text:p text:style-name="P4">Overflow of content</text:p>
          </table:table-cell>
          <table:table-cell table:style-name="Table17.C2" office:value-type="string">
            <text:p text:style-name="P9">overflow: hidden;</text:p>
          </table:table-cell>
        </table:table-row>
      </table:table>
      <text:h text:style-name="Heading_20_3" text:outline-level="3">Mold: <text:span text:style-name="T4">3d</text:span></text:h>
      <text:p text:style-name="Text_20_body"><text:span text:style-name="Source_20_Text"><text:span text:style-name="T4">Groupbox</text:span></text:span><text:span text:style-name="T4">'s 3d mold is made by </text:span><text:a xlink:type="simple" xlink:href="#3x3 grid"><text:span text:style-name="T4">3*3 grid</text:span></text:a><text:span text:style-name="T4"> style.</text:span></text:p>
      <text:p text:style-name="P14">Structure: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8.096cm" svg:height="2.011cm" draw:z-index="2"><draw:image xlink:href="../images/groupbox-3d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6.087cm" svg:height="5.927cm" draw:z-index="3"><draw:image xlink:href="../images/groupbox-3d2.jpg" xlink:type="simple" xlink:show="embed" xlink:actuate="onLoad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groupbox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groupbox-header</text:span></text:span></text:p>
          </table:table-cell>
          <table:table-cell table:style-name="Table5.B2" office:value-type="string">
            <text:p text:style-name="P4">Overflow of header</text:p>
          </table:table-cell>
          <table:table-cell table:style-name="Table5.C2" office:value-type="string">
            <text:p text:style-name="P9">overflow: hidden; zoom: 1;</text:p>
          </table:table-cell>
        </table:table-row>
        <table:table-row>
          <table:table-cell table:style-name="Table5.A2" office:value-type="string">
            <text:p text:style-name="P7">.z-groupbox-tl .z-groupbox-header</text:p>
          </table:table-cell>
          <table:table-cell table:style-name="Table5.B2" office:value-type="string">
            <text:p text:style-name="P4">Font size</text:p>
          </table:table-cell>
          <table:table-cell table:style-name="Table5.C2" office:value-type="string">
            <text:p text:style-name="P16">Color: #373737; font-family: <text:span text:style-name="T2">${fontFamilyT}</text:span>;font-size: <text:span text:style-name="T2">${fontSizeM}</text:span>; font-weight: normal; padding: 5px 0 4px 0; border: 0 none; background: transparent;</text:p>
          </table:table-cell>
        </table:table-row>
        <table:table-row>
          <table:table-cell table:style-name="Table5.A2" office:value-type="string">
            <text:p text:style-name="P7">.z-groupbox-tm</text:p>
          </table:table-cell>
          <table:table-cell table:style-name="Table5.B2" office:value-type="string">
            <text:p text:style-name="P4">Background of top middle</text:p>
          </table:table-cell>
          <table:table-cell table:style-name="Table5.C2" office:value-type="string">
            <text:p text:style-name="P16">background: transparent url(<text:span text:style-name="T2">${c:encodeURL('~./zul/img/groupbox/groupbox-tb.png')}</text:span>) repeat-x 0 0; overflow: hidden;</text:p>
          </table:table-cell>
        </table:table-row>
        <table:table-row>
          <table:table-cell table:style-name="Table5.A2" office:value-type="string">
            <text:p text:style-name="P7">.z-groupbox-tl</text:p>
          </table:table-cell>
          <table:table-cell table:style-name="Table5.B2" office:value-type="string">
            <text:p text:style-name="P4">Background of top left</text:p>
          </table:table-cell>
          <table:table-cell table:style-name="Table5.C2" office:value-type="string">
            <text:p text:style-name="P16">background: transparent url(<text:span text:style-name="T2">${c:encodeURL('~./zul/img/groupbox/groupbox-corners.png')}</text:span>) no-repeat 0 0; padding-left: 6px; zoom: 1; border-bottom: 1px solid #B2CCD9;</text:p>
          </table:table-cell>
        </table:table-row>
        <table:table-row>
          <table:table-cell table:style-name="Table5.A2" office:value-type="string">
            <text:p text:style-name="P7">.z-groupbox-tr</text:p>
          </table:table-cell>
          <table:table-cell table:style-name="Table5.B2" office:value-type="string">
            <text:p text:style-name="P4">Background of top right</text:p>
          </table:table-cell>
          <table:table-cell table:style-name="Table5.C2" office:value-type="string">
            <text:p text:style-name="P16">background: transparent url(<text:span text:style-name="T2">${c:encodeURL('~./zul/img/groupbo</text:span><text:soft-page-break/><text:span text:style-name="T2">x/groupbox-corners.png')}</text:span>) no-repeat right 0; zoom: 1; padding-right: 6px;</text:p>
          </table:table-cell>
        </table:table-row>
        <table:table-row>
          <table:table-cell table:style-name="Table5.A2" office:value-type="string">
            <text:p text:style-name="P7">.z-groupbox-cnt</text:p>
          </table:table-cell>
          <table:table-cell table:style-name="Table5.B2" office:value-type="string">
            <text:p text:style-name="P4">Border of content</text:p>
          </table:table-cell>
          <table:table-cell table:style-name="Table5.C2" office:value-type="string">
            <text:p text:style-name="P16">border: 1px solid #B2CCD9; padding: 5px;</text:p>
          </table:table-cell>
        </table:table-row>
        <table:table-row>
          <table:table-cell table:style-name="Table5.A2" office:value-type="string">
            <text:p text:style-name="P7">.z-groupbox-bm</text:p>
          </table:table-cell>
          <table:table-cell table:style-name="Table5.B2" office:value-type="string">
            <text:p text:style-name="P4">Background of bottom middle</text:p>
          </table:table-cell>
          <table:table-cell table:style-name="Table5.C2" office:value-type="string">
            <text:p text:style-name="P16">background:transparent url(<text:span text:style-name="T2">${c:encodeURL('~./img/shdmd.gif')}</text:span>) repeat-x 0 0; height: 6px; font-size: 0; line-height: 0; zoom: 1;</text:p>
          </table:table-cell>
        </table:table-row>
        <table:table-row>
          <table:table-cell table:style-name="Table5.A2" office:value-type="string">
            <text:p text:style-name="P7">.z-groupbox-bl</text:p>
          </table:table-cell>
          <table:table-cell table:style-name="Table5.B2" office:value-type="string">
            <text:p text:style-name="P4">Background of bottom left</text:p>
          </table:table-cell>
          <table:table-cell table:style-name="Table5.C2" office:value-type="string">
            <text:p text:style-name="P16">background:transparent url(<text:span text:style-name="T2">${c:encodeURL('~./img/shdlf.gif')}</text:span>) no-repeat 0 bottom; padding-left: 6px; zoom: 1;</text:p>
          </table:table-cell>
        </table:table-row>
        <table:table-row>
          <table:table-cell table:style-name="Table5.A2" office:value-type="string">
            <text:p text:style-name="P7">.z-groupbox-br</text:p>
          </table:table-cell>
          <table:table-cell table:style-name="Table5.B2" office:value-type="string">
            <text:p text:style-name="P4">Background of bottom right</text:p>
          </table:table-cell>
          <table:table-cell table:style-name="Table5.C2" office:value-type="string">
            <text:p text:style-name="P16">background:transparent url(<text:span text:style-name="T2">${c:encodeURL('~./img/shdrg.gif')}</text:span>) no-repeat right bottom; padding-right: 6px; zoom: 1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4:45:35</dc:date>
    <meta:editing-cycles>21</meta:editing-cycles>
    <meta:editing-duration>PT6H8M46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75" meta:word-count="307" meta:character-count="1943"/>
  </office:meta>
</office:document-meta>
</file>